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7f150" officeooo:paragraph-rsid="0007f150"/>
    </style:style>
    <style:style style:name="P2" style:family="paragraph" style:parent-style-name="Standard">
      <style:text-properties officeooo:rsid="00097148" officeooo:paragraph-rsid="00097148"/>
    </style:style>
    <style:style style:name="P3" style:family="paragraph" style:parent-style-name="Standard">
      <style:text-properties officeooo:rsid="00097148" officeooo:paragraph-rsid="00099d81"/>
    </style:style>
    <style:style style:name="P4" style:family="paragraph" style:parent-style-name="Standard">
      <style:text-properties officeooo:rsid="00099d81" officeooo:paragraph-rsid="00099d81"/>
    </style:style>
    <style:style style:name="P5" style:family="paragraph" style:parent-style-name="Standard">
      <style:text-properties officeooo:rsid="00099d81" officeooo:paragraph-rsid="000ccea1"/>
    </style:style>
    <style:style style:name="P6" style:family="paragraph" style:parent-style-name="Standard">
      <style:text-properties officeooo:rsid="000b1de9" officeooo:paragraph-rsid="000b1de9"/>
    </style:style>
    <style:style style:name="P7" style:family="paragraph" style:parent-style-name="Standard">
      <style:text-properties officeooo:rsid="000b5f84" officeooo:paragraph-rsid="000ccb40"/>
    </style:style>
    <style:style style:name="P8" style:family="paragraph" style:parent-style-name="Standard">
      <style:text-properties officeooo:rsid="000ccb40" officeooo:paragraph-rsid="000ccb40"/>
    </style:style>
    <style:style style:name="P9" style:family="paragraph" style:parent-style-name="Standard">
      <style:text-properties officeooo:rsid="000ccea1" officeooo:paragraph-rsid="000ccea1"/>
    </style:style>
    <style:style style:name="P10" style:family="paragraph" style:parent-style-name="Standard">
      <style:text-properties officeooo:rsid="000ccea1" officeooo:paragraph-rsid="000e6ed7"/>
    </style:style>
    <style:style style:name="P11" style:family="paragraph" style:parent-style-name="Standard">
      <style:text-properties officeooo:rsid="000d6d92" officeooo:paragraph-rsid="000d6d92"/>
    </style:style>
    <style:style style:name="P12" style:family="paragraph" style:parent-style-name="Standard">
      <style:text-properties officeooo:rsid="000f2dcf" officeooo:paragraph-rsid="000f2dcf"/>
    </style:style>
    <style:style style:name="P13" style:family="paragraph" style:parent-style-name="Standard">
      <style:text-properties officeooo:rsid="00100467" officeooo:paragraph-rsid="00100467"/>
    </style:style>
    <style:style style:name="P14" style:family="paragraph" style:parent-style-name="Standard">
      <style:text-properties officeooo:rsid="00107843" officeooo:paragraph-rsid="00107843"/>
    </style:style>
    <style:style style:name="T1" style:family="text">
      <style:text-properties officeooo:rsid="000b1de9"/>
    </style:style>
    <style:style style:name="T2" style:family="text">
      <style:text-properties officeooo:rsid="000b5f84"/>
    </style:style>
    <style:style style:name="T3" style:family="text">
      <style:text-properties officeooo:rsid="000ccea1"/>
    </style:style>
    <style:style style:name="T4" style:family="text">
      <style:text-properties officeooo:rsid="000e6e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erramenta de apoio ao levantamento e gestão de requisitos:</text:p>
      <text:p text:style-name="P2"/>
      <text:p text:style-name="P2"><text:s/>-O levantamento de requisitos consiste em encontrar os “objetivos” de um software, tal como suas características, necessidades dentre outras coisas. Sendo tudo, um aglomerado de demandas que o cliente espera. Sua gestão, consiste em saber como trabalhar esses requisitos de forma que deem “norte” ao desenvolvimento. É assim, que um projeto ganha forma. Para auxiliar nesta e outras questões, ao decorrer do ciclo de vida de um software podemos nos utilizar de várias ferramentas. E neste caso, do levantamento e gestão de requisitos, temos a ferramenta Helix-RM. O Helix RM, auxilia na capturação, decomposição e priorização de requisitos, identifica as condições de cada requisito dentro do processo de aprovação. Realiza a revisão dos requisitos, o que ajuda a manter-se atento às mudanças.</text:p>
      <text:p text:style-name="P2"/>
      <text:p text:style-name="P9"/>
      <text:p text:style-name="P9">Ferramenta Case de apoio á fase de projeto de software:</text:p>
      <text:p text:style-name="P9"/>
      <text:p text:style-name="P9">É a fase onde são definidos os processos que serão utilizados para o desenvolvimento de um software. O projeto é criado com base nos requisitos levantados.</text:p>
      <text:p text:style-name="P9">Dentre as ferramentas CASE(Computer-Aided Software Engineering), certamente a classificação que mais se encaixa no projeto de software, é a Uppercase: a classificação de ferramentas CASE voltadas para o início de planejamento.</text:p>
      <text:p text:style-name="P9">A Artia é uma ferramenta que auxilia e muito na gestão de projetos. Suas funções incluem: controle financeiro (comparando o custo estimado com o real), sistema de apontamento de horas de colaboradores, relatórios de desempenho, kanban, e muito mais. Tudo isso em uma interface intuitiva, facilitando o trabalho de todos os envolvidos.</text:p>
      <text:p text:style-name="P6"/>
      <text:p text:style-name="P12"/>
      <text:p text:style-name="P13">Construção de software:</text:p>
      <text:p text:style-name="P13"><text:tab/>-Na fase de construção de software, temos vários processos envolvidos. Desde desenvolvimento até os testes e medição de performance. E cada processo apresenta uma ferramenta que ajuda muito no trabalho.</text:p>
      <text:p text:style-name="P13"/>
      <text:p text:style-name="P13">Desenvolvimento: temos as IDE’s e compiladores, que dependendo, auxiliam muito na produtividade do codificador. São ferramentas simples e até básicas. Mas com a escolha certa, o rendimento aumenta muito.</text:p>
      <text:p text:style-name="P13"/>
      <text:p text:style-name="P13">Criação de interface gráficas: aqui, temos os chamados “construtores de interface gráfica”, que são ferramentas que auxiliam na confecção dessas interfaces, sem “pura codificação”. Pois permite ao designer a opção de posicionar os widgets com maior facilidade, “arrastando e soltando”, numa linguagem mais simples. A exemplo, temos a ferramenta Glade.</text:p>
      <text:p text:style-name="P13">Teste unitário: o JUnit é uma das ferramentas precursoras na realização de testes unitários.</text:p>
      <text:p text:style-name="P13"/>
      <text:p text:style-name="P13">Teste de performance: Apache JMeter é uma aplicação feita em Java, com o objetivo de testar o desempenho de softwares. Pode ser usado para testar recursos estáticos e dinâmicos.</text:p>
      <text:p text:style-name="P13"/>
      <text:p text:style-name="P13">Profilling: para o perfilhamento do programa, temos o C++ Performance Validator e o .NET Performance Validator. Ambos, para linguagens diferentes, mas como mesmas funções. Além de mensurar o perfil do programa, suas “grandezas”, essas ferramentas também servem para o Teste de Performance.</text:p>
      <text:p text:style-name="P13"/>
      <text:p text:style-name="P13">Slicing tool: CodeSurfer é uma ferramenta para executar fatiamento estático em programas em C.</text:p>
      <text:p text:style-name="P12"/>
      <text:p text:style-name="P12">Fase de teste:</text:p>
      <text:p text:style-name="P12"><text:soft-page-break/>Ferramenta de teste estrutural:</text:p>
      <text:p text:style-name="P12">FATEsc:</text:p>
      <text:p text:style-name="P12"/>
      <text:p text:style-name="P12">É uma ferramenta de área de trabalho, desenvolvida na linguagem de programação java, e comporta por duas partes: uma ser utilizada pelo desenvolvedor do componente e outra para ser utilizada pelo usuário do componente. Basicamente tem as mesma funcionalidade , exceto pela comparação das cobertura obtidas pelo caso de teste do desenvolvedor e do usuário do componente, que aparece apenas na versão do usuário</text:p>
      <text:p text:style-name="P12"/>
      <text:p text:style-name="P12">Ferramenta de teste de sistema:</text:p>
      <text:p text:style-name="P13">No momento, selenium e a ferramenta mais popular e usadado mercaod. Esta ferramenta open sorce e usada principalmente para aplicações web. A estrutura de teste do selenim atua em vários browser e plataforma como windows, linux,etc..</text:p>
      <text:p text:style-name="P12"/>
      <text:p text:style-name="P12"/>
      <text:p text:style-name="P6"/>
      <text:p text:style-name="P11">Ferramenta de manutenção de software:</text:p>
      <text:p text:style-name="P11">manutenção de software e amplamente aceite com parte integrante do SDLC hoje em dia. Ele se destaca de todas as modificações <text:s/>e updations feito após a entrega do produto de software. Ha um numero de razoes, por isso são necessárias alterações, algumas delas são, as condições do mercado, requisitos do cliente, host modificações, organizações muda.</text:p>
      <text:p text:style-name="P12">CVS: e uma ferramente de controle de software mais antiga do mercado. A primeira versao dela foi desenvolvida em 1968. essa ferramenta possui com maior desvantagem o fato de ser uma tecnologia antiga, porem, ainda e bastante utilizada por equipe de desenvolvimento de software</text:p>
      <text:p text:style-name="P6"/>
      <text:p text:style-name="P6"/>
      <text:p text:style-name="P7">Ferramentas de gerencia de configurações de Software:</text:p>
      <text:p text:style-name="P7"><text:s/><text:span text:style-name="T3">É um conjunto de atividades de apoio que permitem controlar as mudanças que ocorrem no desenvolvimento de software, mantendo a estabilidade na evolução do projetos.</text:span></text:p>
      <text:p text:style-name="P6">GIT:</text:p>
      <text:p text:style-name="P6"><text:span text:style-name="T4">É</text:span> uma ferramenta de controle de versão, que e utilizado <text:span text:style-name="T2">geralmente para desenvolvimento do Linux , GIT tem muitas funcionalidade, mas e com mais enfase que ele se torna utilizado e no desenvolvimento de software de auto nível.</text:span></text:p>
      <text:p text:style-name="P10">CVS: </text:p>
      <text:p text:style-name="P10"><text:span text:style-name="T4">É</text:span> um sistema de controle de versão que permitem que e trabalhe com diversas verses de arquivos organizados em um diretório <text:s/>localizado ou remotamente, mantendo-se suas versões antigas de um software durante seu desenvolvimento, ou para composição colaborativa de um documento</text:p>
      <text:p text:style-name="P9"/>
      <text:p text:style-name="P9"/>
      <text:p text:style-name="P9"><text:s/>ou remotamente</text:p>
      <text:p text:style-name="P2"/>
      <text:p text:style-name="P2"/>
      <text:p text:style-name="P2"/>
      <text:p text:style-name="P4">Ferramenta de apoio ao processo:</text:p>
      <text:p text:style-name="P4"/>
      <text:p text:style-name="P5"><text:span text:style-name="T3">e um conjunto <text:s/>estruturado de atividades exigidas para o sucesso de empresas de desenvolvimento de software .</text:span></text:p>
      <text:p text:style-name="P5">Matriz BASICO: e um software que visa identificar o que a organização devera dar <text:span text:style-name="T1">prioridade, assim com esse objetivo tende a equilibrar melhor custo beneficio com a necessidade do cliente finais .</text:span></text:p>
      <text:p text:style-name="P6"><text:soft-page-break/>A funcionalidade desse gestor <text:s/>e analisado por notas dadas de 1 a 5, criando um somatória das pontuações, e com essa pontuação criara um ranking e assim ficara uma ordem de qual problema sera dado prioridade.</text:p>
      <text:p text:style-name="P3"/>
      <text:p text:style-name="P3"/>
      <text:p text:style-name="P2">Ferramenta de apoio á qualidade de software:</text:p>
      <text:p text:style-name="P1"/>
      <text:p text:style-name="P8">qualidade de software e uma área do conhecimento da engenharia de software que pode <text:s/>se referir a, características desejadas de produto de software, a extensão em que um produto de software em particular possui essas características e aos processos, ferramentas e técnicas que são usadas para garantir essa características. </text:p>
      <text:p text:style-name="P1">HÉLIX Rm: e uma ferramenta de gestão onde auxilia no desenvolvimento de software, ajudando avaliar qual e o requisitos focos que se deve antender, verificar o andamento e status de requisitos, mantendo sempre atualizado o requisitos, ela ajuda também, dando suporte na reutilização de requisito já utilizado anteriormente.</text:p>
      <text:p text:style-name="P1"/>
      <text:p text:style-name="P14">Tiago Mantovani Malaguti,Maikon Josef Rosa, Acadêmico do Curso de Engenharia de Software da Universidade Tecnológica Federal do Paraná (UTFPR), Dois Vizinhos 03/06/201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4:36:36.068804822</meta:creation-date>
    <dc:date>2019-06-03T16:41:25.904141321</dc:date>
    <meta:editing-duration>PT27M17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3" meta:paragraph-count="38" meta:word-count="1009" meta:character-count="6587" meta:non-whitespace-character-count="5605"/>
  </office:meta>
</office:document-meta>
</file>